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line-height="150%"/>
      <style:text-properties style:font-name="monospace" fo:font-size="20pt" style:font-size-asian="20pt" style:font-size-complex="20pt"/>
    </style:style>
    <style:style style:name="T1" style:family="text">
      <style:text-properties fo:color="#000000" loext:opacity="100%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bΔ      Eb       A#-7     F#-7o5 </text:span><text:line-break/>BΔ7      Fm7      Bbsus2   Esus4 <text:line-break/>GbΔ      Ebsus4   EM       Cm <text:line-break/>Absus4   Co7      G#sus2   Am7o5 <text:line-break/>F#Δ7     Ebo7     C#7      BM <text:line-break/>C-7      F#m7     C#-7     D- <text:line-break/>Csus4    Bbm7     Em7o5    Gbo7 <text:line-break/>A-7o5    Bo7      Dm       A#M7 <text:line-break/>Ebm7     Ab7      GbΔ      Ao7 <text:line-break/>BM7      Db-7b5   G#       F#-7o5 <text:line-break/>D7       A#sus4   C#m      E7 <text:line-break/>DM       F#-7     Ab7      Gsus4 <text:line-break/>D7       FM       D7       D#sus4 <text:line-break/>Abø7     Do7      G#-      EbΔ7 <text:line-break/>C#o7     F#-7o5   Do7      Fsus2 <text:line-break/>Fsus     Co7      Absus2   Dbø7 <text:line-break/>G#       A#Δ7     C        G#sus2 <text:line-break/>Gbo7     Gsus4    G-7      Gb- <text:line-break/>DM       D#sus4   A-       Ab-7 <text:line-break/><text:soft-page-break/>GM7      Gb       Ebo7     C#sus2 <text:line-break/>Bsus     Db-7     Gsus4    Ebsus2 <text:line-break/>D7       Gsus2    C#7      Gbsus2 <text:line-break/>A#Δ7     Eb       Dbsus4   Gbo7 <text:line-break/>AbΔ      D#sus4   D#-      Bsus <text:line-break/>BΔ       EbM7     A7       Fsus2 <text:line-break/>C#ø7     E        A#sus2   AbΔ7 <text:line-break/>G#M7     B7       C#m      E7 <text:line-break/>D#M      Esus2    FM7      Esus2 <text:line-break/>Abo7     D#M      AbΔ7     Ebm7 <text:line-break/>F#m7o5   Asus4    A-       F#m <text:line-break/>Cm7      D-       D-7o5    Fm <text:line-break/>D-       Ab-      G#Δ      Dbø <text:line-break/>F#sus4   Ab7      Fsus2    Eb- <text:line-break/>C7       C#-      Bm7b5    Bb <text:line-break/>Ab-7b5   AΔ7      AbM7     Em7 <text:line-break/>Fm7      A#sus    C#       Bbsus <text:line-break/>DbΔ7     Fm7      C7       C-7o5 <text:line-break/>C#7      Abo7     Do7      Gbsus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SC" svg:font-family="'Noto Sans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7T09:29:22.892344409</meta:creation-date>
    <meta:print-date>2022-02-22T08:18:50.330045099</meta:print-date>
    <dc:date>2022-02-22T08:18:52.208335047</dc:date>
    <meta:editing-duration>PT7M44S</meta:editing-duration>
    <meta:editing-cycles>4</meta:editing-cycles>
    <meta:generator>LibreOffice/7.2.5.1$Linux_X86_64 LibreOffice_project/20$Build-1</meta:generator>
    <meta:document-statistic meta:table-count="0" meta:image-count="0" meta:object-count="0" meta:page-count="2" meta:paragraph-count="1" meta:word-count="152" meta:character-count="1256" meta:non-whitespace-character-count="564"/>
  </office:meta>
</office:document-meta>
</file>